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7416" calcext:value-type="float">
            <text:p>94.3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6896" calcext:value-type="float">
            <text:p>94.0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65624" calcext:value-type="float">
            <text:p>93.7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76064" calcext:value-type="float">
            <text:p>93.4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0176" calcext:value-type="float">
            <text:p>93.6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1432" calcext:value-type="float">
            <text:p>92.9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3856" calcext:value-type="float">
            <text:p>92.5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9848" calcext:value-type="float">
            <text:p>92.5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1768" calcext:value-type="float">
            <text:p>92.6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7112" calcext:value-type="float">
            <text:p>92.7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16" calcext:value-type="float">
            <text:p>92.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5232" calcext:value-type="float">
            <text:p>92.9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828" calcext:value-type="float">
            <text:p>92.9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2312" calcext:value-type="float">
            <text:p>92.4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812" calcext:value-type="float">
            <text:p>91.6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3464" calcext:value-type="float">
            <text:p>91.7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6552" calcext:value-type="float">
            <text:p>92.0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1144" calcext:value-type="float">
            <text:p>92.2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200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16072" calcext:value-type="float">
            <text:p>92.0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93568" calcext:value-type="float">
            <text:p>91.7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2424" calcext:value-type="float">
            <text:p>91.0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85008" calcext:value-type="float">
            <text:p>91.8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200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5264" calcext:value-type="float">
            <text:p>90.8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200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432" calcext:value-type="float">
            <text:p>91.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4784" calcext:value-type="float">
            <text:p>90.8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200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9712" calcext:value-type="float">
            <text:p>90.6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9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0152" calcext:value-type="float">
            <text:p>90.3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9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076" calcext:value-type="float">
            <text:p>89.9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9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9136" calcext:value-type="float">
            <text:p>89.0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9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9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7296" calcext:value-type="float">
            <text:p>89.6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5712" calcext:value-type="float">
            <text:p>89.1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8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8864" calcext:value-type="float">
            <text:p>89.2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8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3624" calcext:value-type="float">
            <text:p>89.1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86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0512" calcext:value-type="float">
            <text:p>89.4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3352" calcext:value-type="float">
            <text:p>89.3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4376" calcext:value-type="float">
            <text:p>89.1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2832" calcext:value-type="float">
            <text:p>88.9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9656" calcext:value-type="float">
            <text:p>89.4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8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3248" calcext:value-type="float">
            <text:p>89.2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3248" calcext:value-type="float">
            <text:p>89.2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4128" calcext:value-type="float">
            <text:p>88.6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2064" calcext:value-type="float">
            <text:p>88.1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5648" calcext:value-type="float">
            <text:p>89.3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6736" calcext:value-type="float">
            <text:p>88.9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7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7312" calcext:value-type="float">
            <text:p>86.6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8072" calcext:value-type="float">
            <text:p>92.7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5816" calcext:value-type="float">
            <text:p>93.0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7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6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6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4792" calcext:value-type="float">
            <text:p>89.3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6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6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0216" calcext:value-type="float">
            <text:p>82.5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6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7472" calcext:value-type="float">
            <text:p>80.3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401</text:p>
          </table:table-cell>
          <table:table-cell office:value-type="string" calcext:value-type="string">
            <text:p>TWDB:2308401</text:p>
          </table:table-cell>
          <table:table-cell office:value-type="string" calcext:value-type="string">
            <text:p>196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3544" calcext:value-type="float">
            <text:p>80.9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